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e_out_magnetization" table:style-name="ta1">
        <table:shapes>
          <draw:frame draw:z-index="0" draw:style-name="gr1" draw:text-style-name="P1" svg:width="963.84pt" svg:height="254.78pt" svg:x="99.04pt" svg:y="42.66pt">
            <draw:object draw:notify-on-update-of-ranges="file_out_magnetization.A1:file_out_magnetization.A300 file_out_magnetization.B1:file_out_magnetization.B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</table:table-row>
        <table:table-row table:style-name="ro1">
          <table:table-cell table:number-columns-repeated="2" office:value-type="float" office:value="-5" calcext:value-type="float">
            <text:p>-5</text:p>
          </table:table-cell>
        </table:table-row>
        <table:table-row table:style-name="ro1">
          <table:table-cell table:number-columns-repeated="2" office:value-type="float" office:value="-6" calcext:value-type="float">
            <text:p>-6</text:p>
          </table:table-cell>
        </table:table-row>
        <table:table-row table:style-name="ro1"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3" calcext:value-type="float">
            <text:p>-13</text:p>
          </table:table-cell>
        </table:table-row>
        <table:table-row table:style-name="ro1">
          <table:table-cell table:number-columns-repeated="2" office:value-type="float" office:value="-14" calcext:value-type="float">
            <text:p>-14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</table:table-row>
        <table:table-row table:style-name="ro1">
          <table:table-cell table:number-columns-repeated="2" office:value-type="float" office:value="-17" calcext:value-type="float">
            <text:p>-17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-19" calcext:value-type="float">
            <text:p>-19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</table:table-row>
        <table:table-row table:style-name="ro1">
          <table:table-cell table:number-columns-repeated="2" office:value-type="float" office:value="-21" calcext:value-type="float">
            <text:p>-21</text:p>
          </table:table-cell>
        </table:table-row>
        <table:table-row table:style-name="ro1">
          <table:table-cell table:number-columns-repeated="2"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2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table:number-columns-repeated="2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number-columns-repeated="2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178" calcext:value-type="float">
            <text:p>-178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80" calcext:value-type="float">
            <text:p>-180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-202" calcext:value-type="float">
            <text:p>-202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-203" calcext:value-type="float">
            <text:p>-203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204" calcext:value-type="float">
            <text:p>-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0:06:01.240000000</dc:date>
    <meta:editing-duration>PT2M28S</meta:editing-duration>
    <meta:editing-cycles>1</meta:editing-cycles>
    <meta:document-statistic meta:table-count="1" meta:cell-count="600" meta:object-count="1"/>
    <meta:generator>LibreOffice/6.0.2.1$Windows_x86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03cm" svg:height="8.989cm" xlink:href=".." xlink:type="simple" chart:class="chart:line" chart:style-name="ch1">
        <chart:legend chart:legend-position="end" svg:x="31.114cm" svg:y="3.94cm" style:legend-expansion="high" chart:style-name="ch2"/>
        <chart:plot-area chart:style-name="ch3" table:cell-range-address="file_out_magnetization.A1:file_out_magnetization.B300" svg:x="0.68cm" svg:y="0.179cm" svg:width="29.754cm" svg:height="8.631cm">
          <chartooo:coordinate-region svg:x="1.63cm" svg:y="0.381cm" svg:width="28.804cm" svg:height="8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_out_magnetization.A1:file_out_magnetization.A300" chart:class="chart:line">
            <chart:data-point chart:repeated="300"/>
          </chart:series>
          <chart:series chart:style-name="ch7" chart:values-cell-range-address="file_out_magnetization.B1:file_out_magnetization.B300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file_out_magnetization.A1:file_out_magnetization.A300</svg:desc>
                </draw:g>
              </table:table-cell>
              <table:table-cell office:value-type="float" office:value="-1">
                <text:p>-1</text:p>
                <draw:g>
                  <svg:desc>file_out_magnetization.B1:file_out_magnetization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">
                <text:p>-2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">
                <text:p>-2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5">
                <text:p>-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6">
                <text:p>-2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7">
                <text:p>-2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8">
                <text:p>-2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9">
                <text:p>-2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">
                <text:p>-3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1">
                <text:p>-3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2">
                <text:p>-3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">
                <text:p>-3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6">
                <text:p>-3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">
                <text:p>-3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">
                <text:p>-3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">
                <text:p>-3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8">
                <text:p>-3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0">
                <text:p>-4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1">
                <text:p>-4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2">
                <text:p>-4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1">
                <text:p>-4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2">
                <text:p>-4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3">
                <text:p>-4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5">
                <text:p>-4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6">
                <text:p>-4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7">
                <text:p>-4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8">
                <text:p>-48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9">
                <text:p>-4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0">
                <text:p>-5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1">
                <text:p>-5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2">
                <text:p>-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">
                <text:p>-5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4">
                <text:p>-5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5">
                <text:p>-5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6">
                <text:p>-5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7">
                <text:p>-5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8">
                <text:p>-5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9">
                <text:p>-59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0">
                <text:p>-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9">
                <text:p>-59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0">
                <text:p>-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1">
                <text:p>-6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2">
                <text:p>-6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1">
                <text:p>-61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2">
                <text:p>-6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">
                <text:p>-6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4">
                <text:p>-6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5">
                <text:p>-6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6">
                <text:p>-6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7">
                <text:p>-67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8">
                <text:p>-6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7">
                <text:p>-6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8">
                <text:p>-6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9">
                <text:p>-6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9">
                <text:p>-6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0">
                <text:p>-7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1">
                <text:p>-7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2">
                <text:p>-7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1">
                <text:p>-7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2">
                <text:p>-7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3">
                <text:p>-7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4">
                <text:p>-7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5">
                <text:p>-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8">
                <text:p>-7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7">
                <text:p>-7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8">
                <text:p>-7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9">
                <text:p>-7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0">
                <text:p>-8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1">
                <text:p>-8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2">
                <text:p>-82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3">
                <text:p>-8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4">
                <text:p>-8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5">
                <text:p>-8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6">
                <text:p>-8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7">
                <text:p>-8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8">
                <text:p>-8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9">
                <text:p>-8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0">
                <text:p>-9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1">
                <text:p>-9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2">
                <text:p>-9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3">
                <text:p>-9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4">
                <text:p>-9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5">
                <text:p>-9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6">
                <text:p>-9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5">
                <text:p>-9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6">
                <text:p>-9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7">
                <text:p>-9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8">
                <text:p>-9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7">
                <text:p>-9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8">
                <text:p>-9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9">
                <text:p>-9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0">
                <text:p>-1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1">
                <text:p>-10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02">
                <text:p>-10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3">
                <text:p>-10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4">
                <text:p>-10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3">
                <text:p>-10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4">
                <text:p>-10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05">
                <text:p>-10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6">
                <text:p>-10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5">
                <text:p>-10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6">
                <text:p>-10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7">
                <text:p>-10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8">
                <text:p>-10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7">
                <text:p>-10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8">
                <text:p>-10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9">
                <text:p>-10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0">
                <text:p>-1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11">
                <text:p>-11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2">
                <text:p>-1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3">
                <text:p>-11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14">
                <text:p>-11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13">
                <text:p>-11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4">
                <text:p>-11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5">
                <text:p>-11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6">
                <text:p>-11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7">
                <text:p>-11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8">
                <text:p>-11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9">
                <text:p>-11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20">
                <text:p>-12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1">
                <text:p>-12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22">
                <text:p>-12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3">
                <text:p>-123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4">
                <text:p>-12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5">
                <text:p>-12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6">
                <text:p>-12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7">
                <text:p>-12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28">
                <text:p>-12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29">
                <text:p>-129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0">
                <text:p>-13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31">
                <text:p>-13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2">
                <text:p>-13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31">
                <text:p>-131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32">
                <text:p>-13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33">
                <text:p>-13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34">
                <text:p>-13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33">
                <text:p>-13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34">
                <text:p>-13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35">
                <text:p>-13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36">
                <text:p>-13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37">
                <text:p>-13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38">
                <text:p>-13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39">
                <text:p>-13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40">
                <text:p>-14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39">
                <text:p>-13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40">
                <text:p>-14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1">
                <text:p>-14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42">
                <text:p>-14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41">
                <text:p>-14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42">
                <text:p>-14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43">
                <text:p>-14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44">
                <text:p>-14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43">
                <text:p>-14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44">
                <text:p>-14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45">
                <text:p>-14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46">
                <text:p>-14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47">
                <text:p>-14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48">
                <text:p>-14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49">
                <text:p>-14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50">
                <text:p>-15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49">
                <text:p>-14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50">
                <text:p>-15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51">
                <text:p>-15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52">
                <text:p>-15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53">
                <text:p>-153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4">
                <text:p>-15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5">
                <text:p>-15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6">
                <text:p>-15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7">
                <text:p>-15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8">
                <text:p>-158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9">
                <text:p>-159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60">
                <text:p>-16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61">
                <text:p>-16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2">
                <text:p>-16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3">
                <text:p>-16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64">
                <text:p>-16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65">
                <text:p>-165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66">
                <text:p>-16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7">
                <text:p>-167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68">
                <text:p>-16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67">
                <text:p>-167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68">
                <text:p>-16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69">
                <text:p>-169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70">
                <text:p>-17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69">
                <text:p>-169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70">
                <text:p>-17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71">
                <text:p>-17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72">
                <text:p>-17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73">
                <text:p>-173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74">
                <text:p>-17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75">
                <text:p>-17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76">
                <text:p>-17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75">
                <text:p>-17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76">
                <text:p>-17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77">
                <text:p>-17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78">
                <text:p>-17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77">
                <text:p>-17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78">
                <text:p>-17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79">
                <text:p>-17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80">
                <text:p>-18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79">
                <text:p>-179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80">
                <text:p>-18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81">
                <text:p>-18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82">
                <text:p>-18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83">
                <text:p>-18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84">
                <text:p>-18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85">
                <text:p>-18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86">
                <text:p>-18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85">
                <text:p>-185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86">
                <text:p>-18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87">
                <text:p>-18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88">
                <text:p>-18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89">
                <text:p>-18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90">
                <text:p>-19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1">
                <text:p>-19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92">
                <text:p>-19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93">
                <text:p>-19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94">
                <text:p>-19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95">
                <text:p>-19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96">
                <text:p>-19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97">
                <text:p>-19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98">
                <text:p>-19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99">
                <text:p>-19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0">
                <text:p>-20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01">
                <text:p>-20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02">
                <text:p>-20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03">
                <text:p>-20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04">
                <text:p>-20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03">
                <text:p>-20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04">
                <text:p>-20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05">
                <text:p>-205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06">
                <text:p>-206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05">
                <text:p>-20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06">
                <text:p>-206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07">
                <text:p>-20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08">
                <text:p>-20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09">
                <text:p>-20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10">
                <text:p>-210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11">
                <text:p>-211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12">
                <text:p>-21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11">
                <text:p>-21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12">
                <text:p>-21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13">
                <text:p>-213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14">
                <text:p>-21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13">
                <text:p>-213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14">
                <text:p>-21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15">
                <text:p>-215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16">
                <text:p>-21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15">
                <text:p>-215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16">
                <text:p>-21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17">
                <text:p>-217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18">
                <text:p>-21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19">
                <text:p>-219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20">
                <text:p>-220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21">
                <text:p>-22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22">
                <text:p>-222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21">
                <text:p>-221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22">
                <text:p>-222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23">
                <text:p>-22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24">
                <text:p>-224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25">
                <text:p>-225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26">
                <text:p>-226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27">
                <text:p>-22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28">
                <text:p>-228</text:p>
              </table:table-cell>
              <table:table-cell office:value-type="float" office:value="-204">
                <text:p>-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